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loext:contextual-spacing="false"/>
    </style:style>
    <style:style style:name="P3" style:family="paragraph" style:parent-style-name="Preformatted_20_Text">
      <style:paragraph-properties fo:margin-top="0in" fo:margin-bottom="0.1965in" loext:contextual-spacing="fals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Prometheus exporters use a handful of metric types to represent different kinds of data. In this lesson, we will discuss what metric types are. We will also discuss and demonstrate examples of the four Prometheus metric types.</text:p>
      <text:h text:style-name="Heading_20_4" text:outline-level="4"><text:bookmark text:name="relevant-documentation"/>Relevant Documentation</text:h>
      <text:list xml:id="list4075181216" text:style-name="L1">
        <text:list-item>
          <text:p text:style-name="P2"><text:a xlink:type="simple" xlink:href="https://prometheus.io/docs/concepts/metric_types/" text:style-name="Internet_20_link" text:visited-style-name="Visited_20_Internet_20_Link">Metric Types</text:a></text:p>
        </text:list-item>
        <text:list-item>
          <text:p text:style-name="P1"><text:a xlink:type="simple" xlink:href="https://prometheus.io/docs/practices/histograms/" text:style-name="Internet_20_link" text:visited-style-name="Visited_20_Internet_20_Link">Histograms and Summaries</text:a></text:p>
        </text:list-item>
      </text:list>
      <text:h text:style-name="Heading_20_4" text:outline-level="4"><text:bookmark text:name="lesson-reference"/>Lesson Reference</text:h>
      <text:p text:style-name="Text_20_body">Access the Prometheus expression browser for your Prometheus server in a web browser. Be sure to use the public IP address of your Prometheus server:</text:p>
      <text:p text:style-name="P3"><text:span text:style-name="Source_20_Text">http://&lt;PROMETHEUS_SERVER_PUBLIC_IP&gt;:9090</text:span></text:p>
      <text:p text:style-name="Text_20_body">Query a range of data on a counter. Note the values never decrease:</text:p>
      <text:p text:style-name="P3"><text:span text:style-name="Source_20_Text">node_cpu_seconds_total[5m]</text:span></text:p>
      <text:p text:style-name="Text_20_body">Query a range of data on a gauge. Note the values can both increase and decrease:</text:p>
      <text:p text:style-name="P3"><text:span text:style-name="Source_20_Text">node_memory_MemAvailable_bytes[5m]</text:span></text:p>
      <text:p text:style-name="Text_20_body">Query a histogram's buckets:</text:p>
      <text:p text:style-name="P3"><text:span text:style-name="Source_20_Text">prometheus_http_request_duration_seconds_bucket{handler="/metrics"}</text:span></text:p>
      <text:p text:style-name="Text_20_body">Check the histogram's <text:span text:style-name="Source_20_Text">sum</text:span> metric:</text:p>
      <text:p text:style-name="P3"><text:span text:style-name="Source_20_Text">prometheus_http_request_duration_seconds_sum{handler="/metrics"}</text:span></text:p>
      <text:p text:style-name="Text_20_body">Query the histogram's <text:span text:style-name="Source_20_Text">count</text:span> metric:</text:p>
      <text:p text:style-name="P3"><text:span text:style-name="Source_20_Text">prometheus_http_request_duration_seconds_count{handler="/metrics"}</text:span></text:p>
      <text:p text:style-name="Text_20_body">Query a quantile metric:</text:p>
      <text:p text:style-name="P3"><text:span text:style-name="Source_20_Text">go_gc_duration_seconds{job="Linux Server"}</text:span></text:p>
      <text:p text:style-name="Text_20_body">Query a quantile metric's <text:span text:style-name="Source_20_Text">sum</text:span>:</text:p>
      <text:p text:style-name="P3"><text:span text:style-name="Source_20_Text">go_gc_duration_seconds_sum{job="Linux Server"}</text:span></text:p>
      <text:p text:style-name="Text_20_body">Query a quantile metric's <text:span text:style-name="Source_20_Text">count</text:span>:</text:p>
      <text:p text:style-name="P3"><text:span text:style-name="Source_20_Text">go_gc_duration_seconds_count{job="Linux Server"}</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06T20:52:01.733979475</meta:creation-date>
    <dc:date>2020-08-06T20:52:54.951949851</dc:date>
    <meta:editing-duration>PT54S</meta:editing-duration>
    <meta:editing-cycles>1</meta:editing-cycles>
    <meta:document-statistic meta:table-count="0" meta:image-count="0" meta:object-count="0" meta:page-count="1" meta:paragraph-count="23" meta:word-count="142" meta:character-count="1215" meta:non-whitespace-character-count="1098"/>
    <meta:generator>LibreOffice/6.0.7.3$Linux_X86_64 LibreOffice_project/00m0$Build-3</meta:generator>
  </office:meta>
</office:document-meta>
</file>